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997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 se</text:p>
          </table:table-cell>
          <table:table-cell office:value-type="string" calcext:value-type="string">
            <text:p>respect to its inherent nature</text:p>
          </table:table-cell>
          <table:table-cell office:value-type="date" office:date-value="2020-03-28" calcext:value-type="date">
            <text:p>28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ut</text:p>
          </table:table-cell>
          <table:table-cell office:value-type="string" calcext:value-type="string">
            <text:p>tight rather than slack</text:p>
          </table:table-cell>
          <table:table-cell office:value-type="date" office:date-value="2020-03-29" calcext:value-type="date">
            <text:p>29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llycoddle</text:p>
          </table:table-cell>
          <table:table-cell office:value-type="string" calcext:value-type="string">
            <text:p>spoil or overindulge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aissez faire</text:p>
          </table:table-cell>
          <table:table-cell office:value-type="string" calcext:value-type="string">
            <text:p>(lay-zay fair) freedom to do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tigo</text:p>
          </table:table-cell>
          <table:table-cell office:value-type="string" calcext:value-type="string">
            <text:p>a reeling sensation, as if you are about to fall</text:p>
          </table:table-cell>
          <table:table-cell office:value-type="date" office:date-value="2020-03-30" calcext:value-type="date">
            <text:p>30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meliorate</text:p>
          </table:table-cell>
          <table:table-cell office:value-type="string" calcext:value-type="string">
            <text:p>to improve a situ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<text:s/>bellicose</text:p>
          </table:table-cell>
          <table:table-cell office:value-type="string" calcext:value-type="string">
            <text:p>having or showing a disposition to figh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rooner</text:p>
          </table:table-cell>
          <table:table-cell office:value-type="string" calcext:value-type="string">
            <text:p>a singer of ballad and romantic song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urgeois</text:p>
          </table:table-cell>
          <table:table-cell office:value-type="string" calcext:value-type="string">
            <text:p>middle clas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ordid</text:p>
          </table:table-cell>
          <table:table-cell office:value-type="string" calcext:value-type="string">
            <text:p>actions so immoral or unethical that they seem dirty</text:p>
          </table:table-cell>
          <table:table-cell office:value-type="date" office:date-value="2020-03-31" calcext:value-type="date">
            <text:p>31/03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vet</text:p>
          </table:table-cell>
          <table:table-cell office:value-type="string" calcext:value-type="string">
            <text:p>desire something that others ha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inary</text:p>
          </table:table-cell>
          <table:table-cell office:value-type="string" calcext:value-type="string">
            <text:p>eagerness to resort to bloodshed and violen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isillusionment</text:p>
          </table:table-cell>
          <table:table-cell office:value-type="string" calcext:value-type="string">
            <text:p>feeling bummed out because something is not as amazing as you thought it would be</text:p>
          </table:table-cell>
          <table:table-cell office:value-type="date" office:date-value="2020-04-01" calcext:value-type="date">
            <text:p>0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le</text:p>
          </table:table-cell>
          <table:table-cell office:value-type="string" calcext:value-type="string">
            <text:p>triangular wall between the sloping ends of a roof</text:p>
          </table:table-cell>
          <table:table-cell office:value-type="date" office:date-value="2020-04-02" calcext:value-type="date">
            <text:p>0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rlong</text:p>
          </table:table-cell>
          <table:table-cell office:value-type="string" calcext:value-type="string">
            <text:p>unit of length equal to 220 yard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hreadbare</text:p>
          </table:table-cell>
          <table:table-cell office:value-type="string" calcext:value-type="string">
            <text:p>thin from long overuse</text:p>
          </table:table-cell>
          <table:table-cell office:value-type="date" office:date-value="2020-04-03" calcext:value-type="date">
            <text:p>0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racinate</text:p>
          </table:table-cell>
          <table:table-cell office:value-type="string" calcext:value-type="string">
            <text:p>force people to move away from their hom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agon</text:p>
          </table:table-cell>
          <table:table-cell office:value-type="string" calcext:value-type="string">
            <text:p>large metal or pottery vessel with handl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lovenly</text:p>
          </table:table-cell>
          <table:table-cell office:value-type="string" calcext:value-type="string">
            <text:p>messy or unkemp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refaced</text:p>
          </table:table-cell>
          <table:table-cell office:value-type="string" calcext:value-type="string">
            <text:p>unmasked, ope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orotund</text:p>
          </table:table-cell>
          <table:table-cell office:value-type="string" calcext:value-type="string">
            <text:p>rich, full sound; lofty in style</text:p>
          </table:table-cell>
          <table:table-cell office:value-type="date" office:date-value="2020-04-05" calcext:value-type="date">
            <text:p>0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tolid</text:p>
          </table:table-cell>
          <table:table-cell office:value-type="string" calcext:value-type="string">
            <text:p>having or revealing little emo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outrement</text:p>
          </table:table-cell>
          <table:table-cell office:value-type="string" calcext:value-type="string">
            <text:p>accessories, addons</text:p>
          </table:table-cell>
          <table:table-cell office:value-type="date" office:date-value="2020-04-06" calcext:value-type="date">
            <text:p>0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himerical</text:p>
          </table:table-cell>
          <table:table-cell office:value-type="string" calcext:value-type="string">
            <text:p>wildly fanciful imaginati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ine</text:p>
          </table:table-cell>
          <table:table-cell office:value-type="string" calcext:value-type="string">
            <text:p>prong on a frock or pitchfork or ant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apple</text:p>
          </table:table-cell>
          <table:table-cell office:value-type="string" calcext:value-type="string">
            <text:p>colored with streaks or blotches of different shad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ecrepit</text:p>
          </table:table-cell>
          <table:table-cell office:value-type="string" calcext:value-type="string">
            <text:p>building falling down on the corner of your block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acchanalian</text:p>
          </table:table-cell>
          <table:table-cell office:value-type="string" calcext:value-type="string">
            <text:p>wild, rowdy party</text:p>
          </table:table-cell>
          <table:table-cell office:value-type="date" office:date-value="2020-04-07" calcext:value-type="date">
            <text:p>0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ean</text:p>
          </table:table-cell>
          <table:table-cell office:value-type="string" calcext:value-type="string">
            <text:p>hymn of praise or thanksgiving</text:p>
          </table:table-cell>
          <table:table-cell office:value-type="date" office:date-value="2020-04-08" calcext:value-type="date">
            <text:p>0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rchaic</text:p>
          </table:table-cell>
          <table:table-cell office:value-type="string" calcext:value-type="string">
            <text:p>outmoded, belonging to an earlier period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flat hill-top with steep edg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ccent</text:p>
          </table:table-cell>
          <table:table-cell office:value-type="string" calcext:value-type="string">
            <text:p>stress or emphasis on a particular part of somethi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urchin</text:p>
          </table:table-cell>
          <table:table-cell office:value-type="string" calcext:value-type="string">
            <text:p>dressed in dirty clothe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awn </text:p>
          </table:table-cell>
          <table:table-cell office:value-type="string" calcext:value-type="string">
            <text:p>gain favor through flattery</text:p>
          </table:table-cell>
          <table:table-cell office:value-type="date" office:date-value="2020-04-09" calcext:value-type="date">
            <text:p>0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cion</text:p>
          </table:table-cell>
          <table:table-cell office:value-type="string" calcext:value-type="string">
            <text:p>young member of a wealthy fami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crimp</text:p>
          </table:table-cell>
          <table:table-cell office:value-type="string" calcext:value-type="string">
            <text:p>get by on very little money</text:p>
          </table:table-cell>
          <table:table-cell office:value-type="date" office:date-value="2020-04-10" calcext:value-type="date">
            <text:p>10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tigate</text:p>
          </table:table-cell>
          <table:table-cell office:value-type="string" calcext:value-type="string">
            <text:p>incite some conflict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oad</text:p>
          </table:table-cell>
          <table:table-cell office:value-type="string" calcext:value-type="string">
            <text:p>to nudge someon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opical</text:p>
          </table:table-cell>
          <table:table-cell office:value-type="string" calcext:value-type="string">
            <text:p>up to-date</text:p>
          </table:table-cell>
          <table:table-cell office:value-type="date" office:date-value="2020-04-11" calcext:value-type="date">
            <text:p>1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gabble</text:p>
          </table:table-cell>
          <table:table-cell office:value-type="string" calcext:value-type="string">
            <text:p>talk rapidly and incessantl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ddle</text:p>
          </table:table-cell>
          <table:table-cell office:value-type="string" calcext:value-type="string">
            <text:p>to load or burden; encumb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natory</text:p>
          </table:table-cell>
          <table:table-cell office:value-type="string" calcext:value-type="string">
            <text:p>threatening, or menacing looks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gadfly</text:p>
          </table:table-cell>
          <table:table-cell office:value-type="string" calcext:value-type="string">
            <text:p>a persistently annoying person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refute</text:p>
          </table:table-cell>
          <table:table-cell office:value-type="string" calcext:value-type="string">
            <text:p>to prove something wrong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flict</text:p>
          </table:table-cell>
          <table:table-cell office:value-type="string" calcext:value-type="string">
            <text:p>force a harmful event upon someone</text:p>
          </table:table-cell>
          <table:table-cell office:value-type="date" office:date-value="2020-04-12" calcext:value-type="date">
            <text:p>1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quotidian</text:p>
          </table:table-cell>
          <table:table-cell office:value-type="string" calcext:value-type="string">
            <text:p>found in ordinary course of events</text:p>
          </table:table-cell>
          <table:table-cell office:value-type="date" office:date-value="2020-04-13" calcext:value-type="date">
            <text:p>1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aucous</text:p>
          </table:table-cell>
          <table:table-cell office:value-type="string" calcext:value-type="string">
            <text:p>unpleasantly loud</text:p>
          </table:table-cell>
          <table:table-cell office:value-type="date" office:date-value="2020-04-15" calcext:value-type="date">
            <text:p>15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magouge</text:p>
          </table:table-cell>
          <table:table-cell office:value-type="string" calcext:value-type="string">
            <text:p>leader who appeals to emotion and prejudi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dolence</text:p>
          </table:table-cell>
          <table:table-cell office:value-type="string" calcext:value-type="string">
            <text:p>inactivity due to dislike of work</text:p>
          </table:table-cell>
          <table:table-cell office:value-type="date" office:date-value="2020-04-16" calcext:value-type="date">
            <text:p>16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hetorical</text:p>
          </table:table-cell>
          <table:table-cell office:value-type="string" calcext:value-type="string">
            <text:p>relating to using language effectively</text:p>
          </table:table-cell>
          <table:table-cell office:value-type="date" office:date-value="2020-04-17" calcext:value-type="date">
            <text:p>17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affected by something that prevents growth or prosperity</text:p>
          </table:table-cell>
          <table:table-cell office:value-type="date" office:date-value="2020-04-18" calcext:value-type="date">
            <text:p>18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hort</text:p>
          </table:table-cell>
          <table:table-cell office:value-type="string" calcext:value-type="string">
            <text:p>thoroughly encourage</text:p>
          </table:table-cell>
          <table:table-cell office:value-type="date" office:date-value="2020-04-19" calcext:value-type="date">
            <text:p>19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rose</text:p>
          </table:table-cell>
          <table:table-cell office:value-type="string" calcext:value-type="string">
            <text:p>sad, gloomy, uneventful</text:p>
          </table:table-cell>
          <table:table-cell office:value-type="date" office:date-value="2020-04-21" calcext:value-type="date">
            <text:p>21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omp</text:p>
          </table:table-cell>
          <table:table-cell office:value-type="string" calcext:value-type="string">
            <text:p>ceremonious display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nomania</text:p>
          </table:table-cell>
          <table:table-cell office:value-type="string" calcext:value-type="string">
            <text:p>over indulgence of somethings, addiction</text:p>
          </table:table-cell>
          <table:table-cell office:value-type="date" office:date-value="2020-04-22" calcext:value-type="date">
            <text:p>22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rforce</text:p>
          </table:table-cell>
          <table:table-cell office:value-type="string" calcext:value-type="string">
            <text:p>necessarily, or inevitably</text:p>
          </table:table-cell>
          <table:table-cell office:value-type="date" office:date-value="2020-04-23" calcext:value-type="date">
            <text:p>23/04/2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spot</text:p>
          </table:table-cell>
          <table:table-cell office:value-type="string" calcext:value-type="string">
            <text:p>a controlling ruler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earth</text:p>
          </table:table-cell>
          <table:table-cell office:value-type="string" calcext:value-type="string">
            <text:p>a fire plac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in bodily form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regrinate</text:p>
          </table:table-cell>
          <table:table-cell office:value-type="string" calcext:value-type="string">
            <text:p>move around like a backpackerer or nomad</text:p>
          </table:table-cell>
          <table:table-cell office:value-type="date" office:date-value="2020-04-26" calcext:value-type="date">
            <text:p>26/04/20</text:p>
          </table:table-cell>
          <table:table-cell table:number-columns-repeated="997"/>
        </table:table-row>
        <table:table-row table:style-name="ro1" table:number-rows-repeated="1048357">
          <table:table-cell table:number-columns-repeated="1000"/>
        </table:table-row>
        <table:table-row table:style-name="ro1"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6">00/00/0000</text:date>, <text:time style:data-style-name="N2" text:time-value="17:17:39.924938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4-26T17:29:33.744609878</dc:date>
    <meta:editing-duration>PT10H32M51S</meta:editing-duration>
    <meta:editing-cycles>91</meta:editing-cycles>
    <meta:generator>LibreOffice/6.0.7.3$Linux_X86_64 LibreOffice_project/00m0$Build-3</meta:generator>
    <meta:document-statistic meta:table-count="1" meta:cell-count="508" meta:object-count="0"/>
  </office:meta>
</office:document-meta>
</file>